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3333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333333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ffffff" draw:textarea-horizontal-align="left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4c1900" draw:fill="solid"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svg:stroke-color="#666666" draw:fill="solid" draw:fill-color="#e6e6e6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66cc"/>
    </style:style>
    <style:style style:name="P3" style:family="paragraph">
      <style:text-properties fo:color="#0066cc" fo:font-size="10pt" style:font-size-asian="10pt" style:font-size-complex="10pt"/>
    </style:style>
    <style:style style:name="T1" style:family="text">
      <style:text-properties fo:color="#0066cc"/>
    </style:style>
    <style:style style:name="T2" style:family="text">
      <style:text-properties fo:color="#0066cc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cm" svg:height="13cm" svg:x="4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cm" svg:height="4cm" svg:x="4cm" svg:y="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1cm" svg:x="4cm" svg:y="1cm">
          <text:p text:style-name="P2"><text:span text:style-name="T1">Menü-Links und so weiter, halt Menü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cm" svg:height="3cm" svg:x="4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cm" svg:height="1cm" svg:x="5cm" svg:y="4cm">
          <text:p text:style-name="P1">Eigenen neuen Beitragstext hier eingeben</text:p>
          <draw:enhanced-geometry svg:viewBox="0 0 21600 21600" draw:type="rectangle" draw:enhanced-path="M 0 0 L 21600 0 21600 21600 0 21600 0 0 Z N"/>
        </draw:custom-shape>
        <draw:frame draw:style-name="gr4" draw:layer="layout" svg:width="5.265cm" svg:height="1.043cm" svg:x="4.167cm" svg:y="8cm">
          <draw:text-box>
            <text:p>Beitragsüberschrift 1</text:p>
          </draw:text-box>
        </draw:frame>
        <draw:line draw:style-name="gr5" draw:text-style-name="P1" draw:layer="layout" svg:x1="5cm" svg:y1="9cm" svg:x2="17cm" svg:y2="9cm">
          <text:p/>
        </draw:line>
        <draw:custom-shape draw:style-name="gr6" draw:text-style-name="P1" draw:layer="layout" svg:width="2cm" svg:height="2cm" svg:x="16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7" draw:layer="layout" svg:width="4cm" svg:height="1.043cm" svg:x="4cm" svg:y="8.957cm">
          <draw:text-box>
            <text:p>Beitragstext 1</text:p>
          </draw:text-box>
        </draw:frame>
        <draw:frame draw:style-name="gr4" draw:layer="layout" svg:width="5.265cm" svg:height="1.043cm" svg:x="4cm" svg:y="22cm">
          <draw:text-box>
            <text:p>Beitragsüberschrift 2</text:p>
          </draw:text-box>
        </draw:frame>
        <draw:line draw:style-name="gr5" draw:text-style-name="P1" draw:layer="layout" svg:x1="5cm" svg:y1="23cm" svg:x2="17cm" svg:y2="23cm">
          <text:p/>
        </draw:line>
        <draw:custom-shape draw:style-name="gr6" draw:text-style-name="P1" draw:layer="layout" svg:width="2cm" svg:height="2cm" svg:x="16cm" svg:y="2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layer="layout" svg:width="3.677cm" svg:height="1.043cm" svg:x="4cm" svg:y="23cm">
          <draw:text-box>
            <text:p>Beitragstext 2</text:p>
          </draw:text-box>
        </draw:frame>
        <draw:custom-shape draw:style-name="gr8" draw:text-style-name="P1" draw:layer="layout" svg:width="13cm" svg:height="3cm" svg:x="5cm" svg:y="1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795cm" svg:height="1.043cm" svg:x="5.205cm" svg:y="11cm">
          <draw:text-box>
            <text:p>Kommentarautor 1</text:p>
          </draw:text-box>
        </draw:frame>
        <draw:line draw:style-name="gr5" draw:text-style-name="P1" draw:layer="layout" svg:x1="6cm" svg:y1="12cm" svg:x2="18cm" svg:y2="12cm">
          <text:p/>
        </draw:line>
        <draw:frame draw:style-name="gr4" draw:layer="layout" svg:width="4.452cm" svg:height="1.043cm" svg:x="5.548cm" svg:y="12cm">
          <draw:text-box>
            <text:p>Kommentartext 1</text:p>
          </draw:text-box>
        </draw:frame>
        <draw:custom-shape draw:style-name="gr6" draw:text-style-name="P1" draw:layer="layout" svg:width="2cm" svg:height="2cm" svg:x="16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1" draw:layer="layout" svg:width="13cm" svg:height="3cm" svg:x="5cm" svg:y="1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795cm" svg:height="1.043cm" svg:x="5.205cm" svg:y="14cm">
          <draw:text-box>
            <text:p>Kommentarautor 2</text:p>
          </draw:text-box>
        </draw:frame>
        <draw:line draw:style-name="gr5" draw:text-style-name="P1" draw:layer="layout" svg:x1="6cm" svg:y1="15cm" svg:x2="18cm" svg:y2="15cm">
          <text:p/>
        </draw:line>
        <draw:frame draw:style-name="gr4" draw:layer="layout" svg:width="4.452cm" svg:height="1.043cm" svg:x="5.548cm" svg:y="15cm">
          <draw:text-box>
            <text:p>Kommentartext 2</text:p>
          </draw:text-box>
        </draw:frame>
        <draw:custom-shape draw:style-name="gr6" draw:text-style-name="P1" draw:layer="layout" svg:width="2cm" svg:height="2cm" svg:x="16cm" svg:y="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1" draw:layer="layout" svg:width="13cm" svg:height="3cm" svg:x="5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cm" svg:height="1cm" svg:x="6cm" svg:y="18cm">
          <text:p text:style-name="P1">Eigenen Kommentartext hier eingeben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411cm" svg:height="0.692cm" svg:x="9.589cm" svg:y="8.308cm">
          <draw:text-box>
            <text:p text:style-name="P3"><text:span text:style-name="T2">Privatnachricht</text:span></text:p>
          </draw:text-box>
        </draw:frame>
        <draw:frame draw:style-name="gr9" draw:text-style-name="P3" draw:layer="layout" svg:width="4.693cm" svg:height="0.692cm" svg:x="10cm" svg:y="11.308cm">
          <draw:text-box>
            <text:p text:style-name="P3"><text:span text:style-name="T2">Editieren, Löschen und Anhänge</text:span></text:p>
          </draw:text-box>
        </draw:frame>
        <draw:frame draw:style-name="gr9" draw:text-style-name="P3" draw:layer="layout" svg:width="2.411cm" svg:height="0.692cm" svg:x="10cm" svg:y="14.308cm">
          <draw:text-box>
            <text:p text:style-name="P3"><text:span text:style-name="T2">Privatnachricht</text:span></text:p>
          </draw:text-box>
        </draw:frame>
        <draw:frame draw:style-name="gr9" draw:text-style-name="P3" draw:layer="layout" svg:width="4.693cm" svg:height="0.692cm" svg:x="9.307cm" svg:y="22.308cm">
          <draw:text-box>
            <text:p text:style-name="P3"><text:span text:style-name="T2">Editieren, Löschen und Anhänge</text:span></text:p>
          </draw:text-box>
        </draw:frame>
        <draw:frame draw:style-name="gr9" draw:text-style-name="P3" draw:layer="layout" svg:width="4.693cm" svg:height="0.692cm" svg:x="10.001cm" svg:y="14.308cm">
          <draw:text-box>
            <text:p text:style-name="P3"><text:span text:style-name="T2">Editieren, Löschen und Anhänge</text:span></text:p>
          </draw:text-box>
        </draw:frame>
        <draw:frame draw:style-name="gr9" draw:text-style-name="P3" draw:layer="layout" svg:width="3.537cm" svg:height="0.692cm" svg:x="5cm" svg:y="3.308cm">
          <draw:text-box>
            <text:p text:style-name="P3"><text:span text:style-name="T2">Senden und Abbrechen</text:span></text:p>
          </draw:text-box>
        </draw:frame>
        <draw:frame draw:style-name="gr9" draw:text-style-name="P3" draw:layer="layout" svg:width="3.537cm" svg:height="0.692cm" svg:x="6cm" svg:y="17.308cm">
          <draw:text-box>
            <text:p text:style-name="P3"><text:span text:style-name="T2">Senden und Abbrech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8T14:19:45.331612147</meta:creation-date>
    <dc:date>2014-03-28T14:31:27.712347262</dc:date>
    <meta:editing-duration>P0D</meta:editing-duration>
    <meta:editing-cycles>1</meta:editing-cycles>
    <meta:document-statistic meta:object-count="32"/>
    <meta:generator>LibreOffice/4.2.2.1$Linux_X86_64 LibreOffice_project/420m0$Build-1</meta:generator>
  </office:meta>
</office:document-meta>
</file>